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335e4f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40434f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34fb05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368855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4d23ea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38d23" officeooo:paragraph-rsid="00335e4f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34fb05" officeooo:paragraph-rsid="0034fb0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4dfb7" officeooo:paragraph-rsid="00335e4f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42ae4" officeooo:paragraph-rsid="00335e4f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4fb05" officeooo:paragraph-rsid="0034fb05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4fb05" officeooo:paragraph-rsid="0042b199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68855" officeooo:paragraph-rsid="00412689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68855" officeooo:paragraph-rsid="003c5f2e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fbadd" officeooo:paragraph-rsid="004fbadd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cf67" officeooo:paragraph-rsid="0040434f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d23ea" officeooo:paragraph-rsid="004d23ea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d23ea" officeooo:paragraph-rsid="005310fb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0434f" officeooo:paragraph-rsid="0040434f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9eb27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ae3ab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25a1c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338d23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360c47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4dfb7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35e4f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ecf67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0434f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4fb05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12689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2b199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9b3af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a240f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368855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d23ea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ae3ab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60c47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35e4f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38d23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4fb05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0434f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68855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9b3af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a240f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4d23ea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60c47" style:font-weight-asian="bold" style:font-weight-complex="bold"/>
    </style:style>
    <style:style style:name="T40" style:family="text">
      <style:text-properties fo:font-weight="bold" officeooo:rsid="00242ae4" style:font-weight-asian="bold" style:font-weight-complex="bold"/>
    </style:style>
    <style:style style:name="T41" style:family="text">
      <style:text-properties fo:font-weight="bold" officeooo:rsid="00335e4f" style:font-weight-asian="bold" style:font-weight-complex="bold"/>
    </style:style>
    <style:style style:name="T42" style:family="text">
      <style:text-properties fo:font-weight="bold" officeooo:rsid="0040434f" style:font-weight-asian="bold" style:font-weight-complex="bold"/>
    </style:style>
    <style:style style:name="T43" style:family="text">
      <style:text-properties fo:font-weight="bold" officeooo:rsid="0039902d" style:font-weight-asian="bold" style:font-weight-complex="bold"/>
    </style:style>
    <style:style style:name="T44" style:family="text">
      <style:text-properties fo:font-weight="bold" officeooo:rsid="003ae590" style:font-weight-asian="bold" style:font-weight-complex="bold"/>
    </style:style>
    <style:style style:name="T45" style:family="text">
      <style:text-properties fo:font-weight="bold" officeooo:rsid="004de85b" style:font-weight-asian="bold" style:font-weight-complex="bold"/>
    </style:style>
    <style:style style:name="T46" style:family="text">
      <style:text-properties style:font-name="DejaVu Sans Condensed1" fo:font-size="12pt" fo:font-weight="normal" officeooo:rsid="0039f8f9" style:font-size-asian="12pt" style:font-weight-asian="normal" style:font-size-complex="12pt" style:font-weight-complex="normal"/>
    </style:style>
    <style:style style:name="T47" style:family="text">
      <style:text-properties officeooo:rsid="00360c47"/>
    </style:style>
    <style:style style:name="T48" style:family="text">
      <style:text-properties officeooo:rsid="00335e4f"/>
    </style:style>
    <style:style style:name="T49" style:family="text">
      <style:text-properties officeooo:rsid="00242ae4"/>
    </style:style>
    <style:style style:name="T50" style:family="text">
      <style:text-properties officeooo:rsid="003c5f2e"/>
    </style:style>
    <style:style style:name="T51" style:family="text">
      <style:text-properties officeooo:rsid="0040434f"/>
    </style:style>
    <style:style style:name="T52" style:family="text">
      <style:text-properties officeooo:rsid="0042b199"/>
    </style:style>
    <style:style style:name="T53" style:family="text">
      <style:text-properties style:text-underline-style="none" fo:font-weight="normal" style:font-weight-asian="normal" style:font-weight-complex="normal"/>
    </style:style>
    <style:style style:name="T54" style:family="text">
      <style:text-properties style:text-underline-style="none" fo:font-weight="normal" officeooo:rsid="0045eea0" style:font-weight-asian="normal" style:font-weight-complex="normal"/>
    </style:style>
    <style:style style:name="T55" style:family="text">
      <style:text-properties officeooo:rsid="004a240f"/>
    </style:style>
    <style:style style:name="T56" style:family="text">
      <style:text-properties officeooo:rsid="004de85b"/>
    </style:style>
    <style:style style:name="T57" style:family="text">
      <style:text-properties officeooo:rsid="004ed4c3"/>
    </style:style>
    <style:style style:name="T58" style:family="text">
      <style:text-properties style:text-line-through-style="none" style:text-line-through-type="none" officeooo:rsid="005802bf"/>
    </style:style>
    <style:style style:name="T59" style:family="text">
      <style:text-properties style:text-line-through-style="none" style:text-line-through-type="none" officeooo:rsid="004b99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2">2</text:span><text:span text:style-name="T36">0</text:span><text:span text:style-name="T32">1</text:span><text:span text:style-name="T33"> -</text:span><text:span text:style-name="T37"> Ground -</text:span><text:span text:style-name="T33"> </text:span><text:span text:style-name="T34">Cold Start</text:span></text:p>
      <text:p text:style-name="P4"/>
      <text:p text:style-name="P3">Cold Start Checklist<text:span text:style-name="T57"> -- </text:span><text:span text:style-name="T58">Auto Start is </text:span><text:span text:style-name="T59">much slower</text:span></text:p>
      <text:list xml:id="list3831897645" text:style-name="L1">
        <text:list-item>
          <text:p text:style-name="P6"><text:span text:style-name="T25">B</text:span><text:span text:style-name="T26">attery</text:span><text:span text:style-name="T6"> </text:span><text:span text:style-name="T9">s</text:span><text:span text:style-name="T6">witch ... </text:span><text:span text:style-name="T26">ON</text:span><text:span text:style-name="T6"> (</text:span><text:span text:style-name="T7">right console </text:span><text:span text:style-name="T14">front</text:span><text:span text:style-name="T7">)</text:span></text:p>
        </text:list-item>
        <text:list-item>
          <text:p text:style-name="P11"><text:span text:style-name="T19">APU</text:span><text:span text:style-name="T1"> switch ... </text:span><text:span text:style-name="T19">ON</text:span><text:span text:style-name="T1"> (</text:span><text:span text:style-name="T7">left console </text:span><text:span text:style-name="T14">behind throttle</text:span><text:span text:style-name="T1">)</text:span></text:p>
        </text:list-item>
        <text:list-item>
          <text:p text:style-name="P12"><text:span text:style-name="T19">Canopy</text:span><text:span text:style-name="T1"> ... </text:span><text:span text:style-name="T19">CLOSE</text:span></text:p>
        </text:list-item>
        <text:list-item>
          <text:p text:style-name="P7"><text:span text:style-name="T30">L</text:span><text:span text:style-name="T28">eft, right, and center </text:span><text:span text:style-name="T26">MFDs</text:span><text:span text:style-name="T6">, </text:span><text:span text:style-name="T26">HUD</text:span><text:span text:style-name="T6">, </text:span><text:span text:style-name="T7">and </text:span><text:span text:style-name="T26">HMD</text:span><text:span text:style-name="T6"> ... </text:span><text:span text:style-name="T30">On</text:span><text:span text:style-name="T15"> (knobs above MFDs and on UFC, HMD on far right side of instrument panel)</text:span></text:p>
        </text:list-item>
        <text:list-item>
          <text:p text:style-name="P6"><text:span text:style-name="T6">When </text:span><text:span text:style-name="T26">APU light</text:span><text:span text:style-name="T6"> </text:span><text:span text:style-name="T9">is </text:span><text:span text:style-name="T6">green: </text:span><text:span text:style-name="T26">Engine crank</text:span><text:span text:style-name="T6"> </text:span><text:span text:style-name="T9">switch</text:span><text:span text:style-name="T6"> ... </text:span><text:span text:style-name="T24">RIGHT</text:span><text:span text:style-name="T6"> </text:span><text:span text:style-name="T7">(left console </text:span><text:span text:style-name="T14">behind throttle</text:span><text:span text:style-name="T7">)</text:span></text:p>
        </text:list-item>
        <text:list-item>
          <text:p text:style-name="P6"><text:span text:style-name="T6">When </text:span><text:span text:style-name="T24">r</text:span><text:span text:style-name="T26">ight RPM</text:span><text:span text:style-name="T6"> over </text:span><text:span text:style-name="T11">15</text:span><text:span text:style-name="T6">%: </text:span><text:span text:style-name="T24">Right throttle</text:span><text:span text:style-name="T9"> ... </text:span><text:span text:style-name="T24">IDLE</text:span><text:span text:style-name="T6"> </text:span><text:span text:style-name="T7">(</text:span><text:span text:style-name="T23">Bottom Thumb Button</text:span><text:span text:style-name="T7">) (left console)</text:span></text:p>
        </text:list-item>
        <text:list-item>
          <text:p text:style-name="P11"><text:span text:style-name="T24">INS knob</text:span><text:span text:style-name="T9"> ... </text:span><text:span text:style-name="T23">CV</text:span><text:span text:style-name="T7"> </text:span><text:span text:style-name="T9">(carrier) </text:span><text:span text:style-name="T7">or </text:span><text:span text:style-name="T23">GND</text:span><text:span text:style-name="T7"> </text:span><text:span text:style-name="T9">(ground)</text:span><text:span text:style-name="T7">, </text:span><text:span text:style-name="T9">then</text:span><text:span text:style-name="T7"> press </text:span><text:span text:style-name="T23">STD HDG</text:span><text:span text:style-name="T7"> OSB on </text:span><text:span text:style-name="T23">HSI</text:span><text:span text:style-name="T7"> page to use Stored Heading for faster alignment </text:span><text:span text:style-name="T9">(right console)</text:span></text:p>
        </text:list-item>
        <text:list-item>
          <text:p text:style-name="P11"><text:span text:style-name="T19">Engine crank</text:span><text:span text:style-name="T1"> </text:span><text:span text:style-name="T9">switch </text:span><text:span text:style-name="T1">... </text:span><text:span text:style-name="T24">LEFT</text:span><text:span text:style-name="T9"> (left console </text:span><text:span text:style-name="T14">behind throttle</text:span><text:span text:style-name="T9">)</text:span></text:p>
        </text:list-item>
        <text:list-item>
          <text:p text:style-name="P6"><text:span text:style-name="T6">When </text:span><text:span text:style-name="T26">left RPM</text:span><text:span text:style-name="T6"> over </text:span><text:span text:style-name="T11">15</text:span><text:span text:style-name="T6">%: </text:span><text:span text:style-name="T24">Left throttle</text:span><text:span text:style-name="T9"> ... </text:span><text:span text:style-name="T24">IDLE</text:span><text:span text:style-name="T6"> </text:span><text:span text:style-name="T7">(</text:span><text:span text:style-name="T31">shift-</text:span><text:span text:style-name="T23">Bottom Thumb Button</text:span><text:span text:style-name="T7">)</text:span></text:p>
        </text:list-item>
        <text:list-item>
          <text:p text:style-name="P6"><text:span text:style-name="T27">RADAR</text:span><text:span text:style-name="T8"> </text:span><text:span text:style-name="T7">knob ... </text:span><text:span text:style-name="T23">O</text:span><text:span text:style-name="T27">PER</text:span><text:span text:style-name="T12"> </text:span><text:span text:style-name="T13">(right console next to INS knob)</text:span></text:p>
        </text:list-item>
        <text:list-item>
          <text:p text:style-name="P13"><text:span text:style-name="T23">OBOGS</text:span><text:span text:style-name="T7"> switch ... </text:span><text:span text:style-name="T23">ON</text:span><text:span text:style-name="T7"> (left console near back)</text:span></text:p>
        </text:list-item>
        <text:list-item>
          <text:p text:style-name="P6"><text:span text:style-name="T23">FCS Reset</text:span><text:span text:style-name="T7"> button ... </text:span><text:span text:style-name="T10">press and hold </text:span><text:span text:style-name="T7">for about 5 seconds </text:span><text:span text:style-name="T13">(left console, behind throttle)</text:span></text:p>
        </text:list-item>
        <text:list-item>
          <text:p text:style-name="P14"><text:span text:style-name="T39">F</text:span><text:span text:style-name="T38">laps</text:span> <text:span text:style-name="T47">switch ... </text:span><text:span text:style-name="T39">HALF</text:span></text:p>
        </text:list-item>
        <text:list-item>
          <text:p text:style-name="P8"><text:span text:style-name="T22">T</text:span><text:span text:style-name="T21">akeoff trim</text:span><text:span text:style-name="T2"> ... </text:span><text:span text:style-name="T5">Press </text:span><text:span text:style-name="T20">Trim Reset button</text:span><text:span text:style-name="T5"> (</text:span><text:span text:style-name="T20">Trim Hat </text:span><text:span text:style-name="T31">press</text:span><text:span text:style-name="T5">)</text:span><text:span text:style-name="T3">, </text:span><text:span text:style-name="T5">or manually</text:span><text:span text:style-name="T3"> +1</text:span><text:span text:style-name="T4">2</text:span><text:span text:style-name="T46">°</text:span><text:span text:style-name="T3"> elevator </text:span><text:span text:style-name="T5">nose up.</text:span></text:p>
        </text:list-item>
        <text:list-item>
          <text:p text:style-name="P15"><text:span text:style-name="T38">HOOK BYPASS</text:span> switch ... <text:span text:style-name="T38">FIELD</text:span> or <text:span text:style-name="T38">CARRIER</text:span> as needed <text:span text:style-name="T52">(left console vertical panel)</text:span></text:p>
        </text:list-item>
        <text:list-item>
          <text:p text:style-name="P16"><text:span text:style-name="T38">ANTI-SKID</text:span> switch ... <text:span text:style-name="T38">ON</text:span> for shore, <text:span text:style-name="T38">OFF</text:span> for carrier <text:span text:style-name="T52">(left console vertical panel)</text:span></text:p>
        </text:list-item>
        <text:list-item>
          <text:p text:style-name="P9"><text:span text:style-name="T29">Radar Altimeter</text:span><text:span text:style-name="T17"> ... </text:span><text:span text:style-name="T29">O</text:span><text:span text:style-name="T31">n</text:span><text:span text:style-name="T17">, and set bug as desired </text:span><text:span text:style-name="T16">(right console vertical panel)</text:span></text:p>
        </text:list-item>
        <text:list-item>
          <text:p text:style-name="P17"><text:span text:style-name="T41">Bleed Air</text:span><text:span text:style-name="T48"> </text:span><text:span text:style-name="T51">outer </text:span><text:span text:style-name="T48">knob ... </text:span><text:span text:style-name="T41">Cycle</text:span><text:span text:style-name="T48"> (r</text:span><text:span text:style-name="T47">ight-click all the way around back to </text:span><text:span text:style-name="T43">NORM</text:span><text:span text:style-name="T48">)</text:span><text:span text:style-name="T47"> (right console)</text:span></text:p>
        </text:list-item>
        <text:list-item>
          <text:p text:style-name="P19"><text:span text:style-name="T38">Backup attitude indicator</text:span> ... <text:span text:style-name="T38">Uncage and align</text:span> (<text:span text:style-name="T38">mouse wheel down</text:span>)</text:p>
        </text:list-item>
        <text:list-item>
          <text:p text:style-name="P20"><text:span text:style-name="T51">Clear </text:span><text:span text:style-name="T38">BIT master caution error</text:span> ... <text:s/>Go to <text:span text:style-name="T38">BIT</text:span> page (in <text:span text:style-name="T38">SUPT</text:span> menu <text:span text:style-name="T55">on any MFD</text:span>) and press <text:span text:style-name="T38">STOP</text:span> OSB.</text:p>
        </text:list-item>
        <text:list-item>
          <text:p text:style-name="P20"><text:span text:style-name="T47">W</text:span><text:span text:style-name="T48">hen </text:span><text:span text:style-name="T41">INS is aligned</text:span><text:span text:style-name="T48"> (</text:span><text:span text:style-name="T41">0.5 OK</text:span><text:span text:style-name="T48"> </text:span><text:span text:style-name="T51">or </text:span><text:span text:style-name="T42">0.6 OK</text:span><text:span text:style-name="T51"> </text:span><text:span text:style-name="T48">on </text:span><text:span text:style-name="T41">HSI</text:span><text:span text:style-name="T48"> page): </text:span><text:span text:style-name="T44">INS knob</text:span><text:span text:style-name="T48"> ... </text:span><text:span text:style-name="T41">IFA</text:span><text:span text:style-name="T48"> if year is 1986 or later, or </text:span><text:span text:style-name="T41">NAV</text:span><text:span text:style-name="T48"> if before.</text:span></text:p>
        </text:list-item>
        <text:list-item>
          <text:p text:style-name="P21">Align HMD:</text:p>
          <text:list>
            <text:list-item>
              <text:p text:style-name="P21">Press <text:span text:style-name="T38">MENU</text:span> OSB 2x to go to <text:span text:style-name="T38">SUPT</text:span> page, then press <text:span text:style-name="T38">BIT</text:span> OSB.</text:p>
            </text:list-item>
            <text:list-item>
              <text:p text:style-name="P21">Press <text:span text:style-name="T38">DISPLAYS</text:span> OSB on top right.</text:p>
            </text:list-item>
            <text:list-item>
              <text:p text:style-name="P21">Press <text:span text:style-name="T38">HMD</text:span> OSB to begin self-test. <text:s/>When test patterns have repeated and look good, press <text:span text:style-name="T38">STOP</text:span> OSB.</text:p>
            </text:list-item>
            <text:list-item>
              <text:p text:style-name="P10"><text:span text:style-name="T18">Press </text:span><text:span text:style-name="T35">MENU</text:span><text:span text:style-name="T18"> OSB 2x to go to </text:span><text:span text:style-name="T35">SUPT</text:span><text:span text:style-name="T18"> page, then press </text:span><text:span text:style-name="T35">HMD</text:span><text:span text:style-name="T18"> OSB (left row center).</text:span></text:p>
            </text:list-item>
            <text:list-item>
              <text:p text:style-name="P21">Press <text:span text:style-name="T38">ALIGN</text:span> OSB. <text:s/>Crosses will appear on HMD and HUD.</text:p>
            </text:list-item>
            <text:list-item>
              <text:p text:style-name="P21">Move head to align the crosses, then press and hold <text:span text:style-name="T38">Cage/Uncage button</text:span> (<text:span text:style-name="T38">rear thumb button</text:span>) for 2.5 seconds to go to <text:span text:style-name="T38">FA DX/DY</text:span> (fine alignment).</text:p>
            </text:list-item>
            <text:list-item>
              <text:p text:style-name="P22">For fine alignment, use <text:span text:style-name="T38">TDC ministick</text:span> to align the crosses on the HUD, then press <text:span text:style-name="T38">Cage/Uncage button</text:span> (<text:span text:style-name="T38">rear thumb button</text:span>) to go to <text:span text:style-name="T38">FA </text:span><text:span text:style-name="T45">D</text:span><text:span text:style-name="T38">ROLL</text:span>.</text:p>
            </text:list-item>
            <text:list-item>
              <text:p text:style-name="P21">For roll alignment, use <text:span text:style-name="T38">TDC ministick left/right</text:span> to align the cross to the vertical dropline on the HUD. <text:s/><text:span text:style-name="T56">(Press </text:span><text:span text:style-name="T38">Cage/Uncage button</text:span> (<text:span text:style-name="T38">rear thumb button</text:span>)<text:span text:style-name="T56"> again to toggle back to FA DX/DY if needed.)</text:span> <text:s/><text:span text:style-name="T56">When both crosses are aligned, </text:span>press <text:span text:style-name="T38">ALIGN</text:span> OSB to unbox it and save the alignment.</text:p>
            </text:list-item>
          </text:list>
        </text:list-item>
        <text:list-item>
          <text:p text:style-name="P23"><text:span text:style-name="T38">Ground Crew</text:span> ... <text:span text:style-name="T38">Remove wheel chocks</text:span> if needed</text:p>
        </text:list-item>
        <text:list-item>
          <text:p text:style-name="P18"><text:span text:style-name="T39">P</text:span><text:span text:style-name="T40">arking </text:span><text:span text:style-name="T39">B</text:span><text:span text:style-name="T40">rake</text:span><text:span text:style-name="T49"> ... </text:span><text:span text:style-name="T39">Release</text:span><text:span text:style-name="T47"> (t-handle under jettison button) </text:span><text:span text:style-name="T50">(don't release parking brake until INS is aligned)</text:span></text:p>
        </text:list-item>
      </text:list>
      <text:p text:style-name="P1"/>
      <text:p text:style-name="P2"><text:span text:style-name="T53">Proceed with rest of preflight checklist </text:span><text:span text:style-name="T54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5T08:27:48.337000000</dc:date>
    <meta:editing-duration>PT17H53S</meta:editing-duration>
    <meta:editing-cycles>6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5" meta:word-count="522" meta:character-count="2813" meta:non-whitespace-character-count="2353"/>
  </office:meta>
</office:document-meta>
</file>